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1">
            <text:p>HV-17811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4685.0">
            <text:p>468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4">
            <text:p>HV-17814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7080.0">
            <text:p>7080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5">
            <text:p>HV-17815</text:p>
          </table:table-cell>
          <table:table-cell office:value-type="float" office:value="53.31">
            <text:p>53.31</text:p>
          </table:table-cell>
          <table:table-cell office:value-type="float" office:value="-3.76">
            <text:p>-3.76</text:p>
          </table:table-cell>
          <table:table-cell office:value-type="float" office:value="6335.0">
            <text:p>633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4348">
            <text:p>HV-4348</text:p>
          </table:table-cell>
          <table:table-cell office:value-type="float" office:value="53.33">
            <text:p>53.33</text:p>
          </table:table-cell>
          <table:table-cell office:value-type="float" office:value="-3.46">
            <text:p>-3.46</text:p>
          </table:table-cell>
          <table:table-cell office:value-type="float" office:value="4725.0">
            <text:p>47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0">
            <text:p>HV-17810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4345.0">
            <text:p>4345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4">
            <text:p>-2.1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SRR-61">
            <text:p>SRR-61</text:p>
          </table:table-cell>
          <table:table-cell office:value-type="float" office:value="53.32">
            <text:p>53.32</text:p>
          </table:table-cell>
          <table:table-cell office:value-type="float" office:value="-3.84">
            <text:p>-3.84</text:p>
          </table:table-cell>
          <table:table-cell office:value-type="float" office:value="7635.0">
            <text:p>7635.0</text:p>
          </table:table-cell>
          <table:table-cell office:value-type="float" office:value="52.0">
            <text:p>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6">
            <text:p>-8.7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2">
            <text:p>HV-17812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5935.0">
            <text:p>593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